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7000000D2CDC241586B8E50C2.png" manifest:media-type="image/png"/>
  <manifest:file-entry manifest:full-path="Pictures/1000000000000210000001F54097A486E4FDE4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ed1c24" draw:fill="none" draw:fill-color="#ffffff" fo:min-height="1.792cm"/>
    </style:style>
    <style:style style:name="gr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ed1c24" draw:fill="none" draw:fill-color="#ffffff" fo:min-height="1.195cm"/>
    </style:style>
    <style:style style:name="gr5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ed1c24" draw:marker-start-width="0.321cm" draw:marker-end-width="0.321cm" svg:stroke-opacity="70%" draw:fill="none" draw:opacity="100%" draw:textarea-horizontal-align="justify" draw:textarea-vertical-align="middle" draw:auto-grow-height="false" fo:min-height="1.164cm" fo:min-width="0.986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</style:style>
    <style:style style:name="P4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969cm" svg:height="13.255cm" svg:x="1.122cm" svg:y="1.077cm">
          <draw:image xlink:href="Pictures/1000000000000210000001F54097A486E4FDE412.png" xlink:type="simple" xlink:show="embed" xlink:actuate="onLoad">
            <text:p/>
          </draw:image>
        </draw:frame>
        <draw:frame draw:style-name="gr1" draw:text-style-name="P1" xml:id="id2" draw:id="id2" draw:layer="layout" svg:width="11.191cm" svg:height="5.555cm" svg:x="15.911cm" svg:y="14.427cm">
          <draw:image xlink:href="Pictures/10000000000001A7000000D2CDC241586B8E50C2.png" xlink:type="simple" xlink:show="embed" xlink:actuate="onLoad">
            <text:p/>
          </draw:image>
        </draw:frame>
        <draw:frame draw:style-name="gr2" draw:text-style-name="P3" xml:id="id1" draw:id="id1" draw:layer="layout" svg:width="10.7cm" svg:height="2.042cm" svg:x="16.1cm" svg:y="9.3cm">
          <draw:text-box>
            <text:p text:style-name="P2">Corrente máxima permitida pelo fio. Se a corrente superar esse valor o fio pode derreter por efeito Joule.</text:p>
          </draw:text-box>
        </draw:frame>
        <draw:connector draw:style-name="gr3" draw:text-style-name="P1" draw:layer="layout" draw:type="line" svg:x1="21.45cm" svg:y1="11.342cm" svg:x2="21.506cm" svg:y2="14.427cm" draw:start-shape="id1" draw:start-glue-point="2" draw:end-shape="id2" draw:end-glue-point="0" svg:d="M21450 11342l56 3085" svg:viewBox="0 0 57 3086">
          <text:p/>
        </draw:connector>
        <draw:frame draw:style-name="gr4" draw:text-style-name="P3" xml:id="id3" draw:id="id3" draw:layer="layout" svg:width="11.7cm" svg:height="1.445cm" svg:x="1.5cm" svg:y="16.7cm">
          <draw:text-box>
            <text:p text:style-name="P2">Quanto maior a seção reta do fio menor será a resistividade do material.</text:p>
          </draw:text-box>
        </draw:frame>
        <draw:connector draw:style-name="gr5" draw:text-style-name="P1" draw:layer="layout" draw:type="line" svg:x1="7.35cm" svg:y1="16.7cm" svg:x2="7.15cm" svg:y2="12.8cm" draw:start-shape="id3" draw:start-glue-point="0" draw:end-shape="id4" draw:end-glue-point="8" svg:d="M7350 16700l-200-3900" svg:viewBox="0 0 201 3901">
          <text:p/>
        </draw:connector>
        <draw:custom-shape draw:style-name="gr6" draw:text-style-name="P4" xml:id="id4" draw:id="id4" draw:layer="layout" svg:width="2.1cm" svg:height="2cm" svg:x="6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6:55:43.026327392</meta:creation-date>
    <dc:date>2018-06-11T20:01:58.729197301</dc:date>
    <meta:editing-duration>PT11M16S</meta:editing-duration>
    <meta:editing-cycles>3</meta:editing-cycles>
    <meta:generator>LibreOffice/6.0.3.2$Linux_X86_64 LibreOffice_project/00m0$Build-2</meta:generator>
    <meta:document-statistic meta:object-count="7"/>
  </office:meta>
</office:document-meta>
</file>